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P1" style:parent-style-name="Paragraphedeliste" style:master-page-name="MP0" style:list-style-name="LFO1" style:family="paragraph">
      <style:paragraph-properties fo:break-before="page"/>
    </style:style>
    <style:style style:name="P2" style:parent-style-name="Paragraphedeliste" style:list-style-name="LFO1" style:family="paragraph"/>
    <style:style style:name="P3" style:parent-style-name="Paragraphedeliste" style:list-style-name="LFO2" style:family="paragraph"/>
    <style:style style:name="P4" style:parent-style-name="Paragraphedeliste" style:list-style-name="LFO2" style:family="paragraph"/>
    <style:style style:name="P5" style:parent-style-name="Paragraphedeliste" style:list-style-name="LFO2" style:family="paragraph"/>
    <style:style style:name="P6" style:parent-style-name="Paragraphedeliste" style:list-style-name="LFO1" style:family="paragraph"/>
  </office:automatic-styles>
  <office:body>
    <office:text text:use-soft-page-breaks="true">
      <text:list text:style-name="LFO1" text:continue-numbering="true">
        <text:list-item>
          <text:p text:style-name="P1">L’utilisation d’un nom<text:s/>comme identifiant est toujours un peu risquée. De plus en ce qui concerne la longueur attribué au stockage des informations sur le disque, un nom, est généralement plus long qu’un code.<text:s/>Il est probable que les client n’auront pas spécialement besoins de retenir le code.</text:p>
        </text:list-item>
        <text:list-item>
          <text:p text:style-name="P2">La codification envisageable pour le numéro d’emplacement est la suivante :</text:p>
        </text:list-item>
      </text:list>
      <text:list text:style-name="LFO2" text:continue-numbering="true">
        <text:list-item>
          <text:p text:style-name="P3">1 lettre pour le type d’emplacement (A : Appartement, B : Bungalow, C : Caravane),</text:p>
        </text:list-item>
        <text:list-item>
          <text:p text:style-name="P4">1 chiffre représentant le nombre de personne (capacité d’accueil),</text:p>
        </text:list-item>
        <text:list-item>
          <text:p text:style-name="P5">2 chiffres représentant le numéro d’emplacement proprement dit.</text:p>
        </text:list-item>
      </text:list>
      <text:list text:style-name="LFO1" text:continue-numbering="true">
        <text:list-item>
          <text:p text:style-name="P6">La codification paraît ici suffisamment courte pour éviter d’y ajouter un caractère de contrôle. Il est d’ailleurs envisageable de procéder à certains contrôle de cohérence, par exemple A609 ne pourrait être un code valide dans la mesure<text:s/>où<text:s/>il n’y a pas plus de 8 appartements permettant d’accueillir 6 personne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Aptos"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pto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amuel Turpin</dc:creator>
    <meta:creation-date>2025-01-23T10:02:00Z</meta:creation-date>
    <dc:date>2025-01-23T13:55:00Z</dc:date>
    <meta:template xlink:href="Normal.dotm" xlink:type="simple"/>
    <meta:editing-cycles>9</meta:editing-cycles>
    <meta:editing-duration>PT13980S</meta:editing-duration>
    <meta:document-statistic meta:page-count="1" meta:paragraph-count="1" meta:word-count="138" meta:character-count="897" meta:row-count="6" meta:non-whitespace-character-count="760"/>
  </office:meta>
</office:document-meta>
</file>